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7f2" officeooo:paragraph-rsid="0013a7f2"/>
    </style:style>
    <style:style style:name="P2" style:family="paragraph" style:parent-style-name="Standard">
      <style:text-properties officeooo:paragraph-rsid="0013a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내 논문에서 주요 포인트로 사용할 것들</text:p>
      <text:p text:style-name="Standard"/>
      <text:p text:style-name="P1">POS-aware의 포인트는, Data Augmentation에서, high-resource language의 POS 정보만으로도 CoSDA-ML의 성능을 높일 수 있다는 것.</text:p>
      <text:p text:style-name="P2"/>
      <text:p text:style-name="P1">1. ES를 제외한 두 언어에서 꽤나 큰 성능 향상을 확인하였다.</text:p>
      <text:p text:style-name="P1">2. 기존에 진행되지 않은 KOR, JP 기준으로도 성능이 향상</text:p>
      <text:p text:style-name="P1">3. 이러한 성능 향상은 마찬가지로 XLM에서도 확인되었으며</text:p>
      <text:p text:style-name="P1">4. 추가적으로 XLM을 XLM-R로 교체함으로써 Data-Augmentation 측면에서의 Sentiment Analysis를 큰 폭으로 성능 향상시켰다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1:23:50.962255685</meta:creation-date>
    <dc:date>2021-12-06T21:27:21.784383653</dc:date>
    <meta:editing-duration>PT3M3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59" meta:character-count="310" meta:non-whitespace-character-count="257"/>
  </office:meta>
</office:document-meta>
</file>